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its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_2-VP.png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string" calcext:value-type="string">
            <text:p>1861_Conf-2021.png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string" calcext:value-type="string">
            <text:p>1861_UNION-2021.png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string" calcext:value-type="string">
            <text:p>1862_Conf-2021.png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string" calcext:value-type="string">
            <text:p>1862_UNION-2021.png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string" calcext:value-type="string">
            <text:p>1863_CSA-2021.png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string" calcext:value-type="string">
            <text:p>1863_UNION-2021.png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string" calcext:value-type="string">
            <text:p>2d632.png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string" calcext:value-type="string">
            <text:p>3d6.png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string" calcext:value-type="string">
            <text:p>ARMY DISPLAY-CSA-nf.jpg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string" calcext:value-type="string">
            <text:p>ARMY DISPLAY-Union-nf.jpg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string" calcext:value-type="string">
            <text:p>Arsenal-Highlight.png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string" calcext:value-type="string">
            <text:p>Conf 10.png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string" calcext:value-type="string">
            <text:p>Conf 13.png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string" calcext:value-type="string">
            <text:p>Conf 14.png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string" calcext:value-type="string">
            <text:p>Conf 15.png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string" calcext:value-type="string">
            <text:p>Conf 16.png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string" calcext:value-type="string">
            <text:p>conf-20.png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string" calcext:value-type="string">
            <text:p>conf-30-D.png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string" calcext:value-type="string">
            <text:p>Conf 7.png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string" calcext:value-type="string">
            <text:p>Conf 8.png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string" calcext:value-type="string">
            <text:p>Conf 9.png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string" calcext:value-type="string">
            <text:p>Conf-Card-1.png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string" calcext:value-type="string">
            <text:p>Conf-Card-2.png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string" calcext:value-type="string">
            <text:p>Conf-Card-3.png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string" calcext:value-type="string">
            <text:p>Conf-Card-4.png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string" calcext:value-type="string">
            <text:p>Conf-Card-Back.png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string" calcext:value-type="string">
            <text:p>Conf-Cards.png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string" calcext:value-type="string">
            <text:p>Conf Entrenchment 40R.png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string" calcext:value-type="string">
            <text:p>Conf-Fort-Construction1.png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string" calcext:value-type="string">
            <text:p>Conf-Fort-Construction2.png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string" calcext:value-type="string">
            <text:p>Conf-Fort-Construction3.png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string" calcext:value-type="string">
            <text:p>Control-Conf-1.png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string" calcext:value-type="string">
            <text:p>Control-Conf-2.png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string" calcext:value-type="string">
            <text:p>Control-Conf-3.png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string" calcext:value-type="string">
            <text:p>Control-Conf-4.png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string" calcext:value-type="string">
            <text:p>Control-Conf-D.png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string" calcext:value-type="string">
            <text:p>Control-Conf.png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string" calcext:value-type="string">
            <text:p>Control-MarkerC1 A.png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string" calcext:value-type="string">
            <text:p>Control-MarkerC1.png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string" calcext:value-type="string">
            <text:p>Control-MarkerC2-A.png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string" calcext:value-type="string">
            <text:p>Control-MarkerC2D-A.png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string" calcext:value-type="string">
            <text:p>Control-MarkerC2D.png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string" calcext:value-type="string">
            <text:p>Control-MarkerC2.png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string" calcext:value-type="string">
            <text:p>Control-MarkerC3-A.png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string" calcext:value-type="string">
            <text:p>Control-MarkerC3D-A.png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string" calcext:value-type="string">
            <text:p>Control-MarkerC3D.png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string" calcext:value-type="string">
            <text:p>Control-MarkerC3.png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string" calcext:value-type="string">
            <text:p>Control-MarkerC4-A.png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string" calcext:value-type="string">
            <text:p>Control-MarkerC4D-A.png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string" calcext:value-type="string">
            <text:p>Control-MarkerC4D.png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office:value-type="string" calcext:value-type="string">
            <text:p>Control-MarkerC4.png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office:value-type="string" calcext:value-type="string">
            <text:p>Control-MarkerU1-A.png</text:p>
          </table:table-cell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office:value-type="string" calcext:value-type="string">
            <text:p>Control-MarkerU1.png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string" calcext:value-type="string">
            <text:p>Control-MarkerU2-A.png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string" calcext:value-type="string">
            <text:p>Control-MarkerU2D-A.png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string" calcext:value-type="string">
            <text:p>Control-MarkerU2D.png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string" calcext:value-type="string">
            <text:p>Control-MarkerU2.png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string" calcext:value-type="string">
            <text:p>Control-MarkerU3-A.png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string" calcext:value-type="string">
            <text:p>Control-MarkerU3D-A.png</text:p>
          </table:table-cell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office:value-type="string" calcext:value-type="string">
            <text:p>Control-MarkerU3D.png</text:p>
          </table:table-cell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office:value-type="string" calcext:value-type="string">
            <text:p>Control-MarkerU3.png</text:p>
          </table:table-cell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office:value-type="string" calcext:value-type="string">
            <text:p>Control-MarkerU4-A.png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string" calcext:value-type="string">
            <text:p>Control-MarkerU4D-A.png</text:p>
          </table:table-cell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string" calcext:value-type="string">
            <text:p>Control-MarkerU4D.png</text:p>
          </table:table-cell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string" calcext:value-type="string">
            <text:p>Control-MarkerU4.png</text:p>
          </table:table-cell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office:value-type="string" calcext:value-type="string">
            <text:p>Control-Union-1.png</text:p>
          </table:table-cell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string" calcext:value-type="string">
            <text:p>Control-Union-2.png</text:p>
          </table:table-cell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string" calcext:value-type="string">
            <text:p>Control-Union-3.png</text:p>
          </table:table-cell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string" calcext:value-type="string">
            <text:p>Control-Union-4.png</text:p>
          </table:table-cell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string" calcext:value-type="string">
            <text:p>Control-Union-D.png</text:p>
          </table:table-cell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string" calcext:value-type="string">
            <text:p>Control-Union.png</text:p>
          </table:table-cell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string" calcext:value-type="string">
            <text:p>DM.png</text:p>
          </table:table-cell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string" calcext:value-type="string">
            <text:p>Foraging.png</text:p>
          </table:table-cell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string" calcext:value-type="string">
            <text:p>Forts.png</text:p>
          </table:table-cell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string" calcext:value-type="string">
            <text:p>Invading-the-North-VP.png</text:p>
          </table:table-cell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string" calcext:value-type="string">
            <text:p>Low on Coal Small1.png</text:p>
          </table:table-cell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string" calcext:value-type="string">
            <text:p>Low on Coal Small2.png</text:p>
          </table:table-cell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office:value-type="string" calcext:value-type="string">
            <text:p>Low on Coal Small3.png</text:p>
          </table:table-cell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string" calcext:value-type="string">
            <text:p>Low on Coal Small.png</text:p>
          </table:table-cell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string" calcext:value-type="string">
            <text:p>ONSP2.png</text:p>
          </table:table-cell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office:value-type="string" calcext:value-type="string">
            <text:p>ONSP3.png</text:p>
          </table:table-cell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office:value-type="string" calcext:value-type="string">
            <text:p>RNSP2.png</text:p>
          </table:table-cell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office:value-type="string" calcext:value-type="string">
            <text:p>RNSP3.png</text:p>
          </table:table-cell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office:value-type="string" calcext:value-type="string">
            <text:p>TUSCW-MAP-2021.png</text:p>
          </table:table-cell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office:value-type="string" calcext:value-type="string">
            <text:p>TUSCW-PAC-2021-Final-1.png</text:p>
          </table:table-cell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office:value-type="string" calcext:value-type="string">
            <text:p>TUSCW-PAC-2021-Final-2.png</text:p>
          </table:table-cell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office:value-type="string" calcext:value-type="string">
            <text:p>TUSCW-PAC-2021-Final-3.png</text:p>
          </table:table-cell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office:value-type="string" calcext:value-type="string">
            <text:p>TUSCW-PAC-2021-Final-4.png</text:p>
          </table:table-cell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office:value-type="string" calcext:value-type="string">
            <text:p>TUSCW-PAC-FINAL-4S.png</text:p>
          </table:table-cell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office:value-type="string" calcext:value-type="string">
            <text:p>TUSCW S1 R01 C01.png</text:p>
          </table:table-cell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office:value-type="string" calcext:value-type="string">
            <text:p>TUSCW S1 R01 C02.png</text:p>
          </table:table-cell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string" calcext:value-type="string">
            <text:p>TUSCW S1 R01 C03.png</text:p>
          </table:table-cell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office:value-type="string" calcext:value-type="string">
            <text:p>TUSCW S1 R01 C04B.png</text:p>
          </table:table-cell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string" calcext:value-type="string">
            <text:p>TUSCW S1 R01 C04.png</text:p>
          </table:table-cell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office:value-type="string" calcext:value-type="string">
            <text:p>TUSCW S1 R01 C05.png</text:p>
          </table:table-cell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office:value-type="string" calcext:value-type="string">
            <text:p>TUSCW S1 R01 C06B.png</text:p>
          </table:table-cell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office:value-type="string" calcext:value-type="string">
            <text:p>TUSCW S1 R01 C06.png</text:p>
          </table:table-cell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office:value-type="string" calcext:value-type="string">
            <text:p>TUSCW S1 R01 C07B.png</text:p>
          </table:table-cell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office:value-type="string" calcext:value-type="string">
            <text:p>TUSCW S1 R01 C07.png</text:p>
          </table:table-cell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office:value-type="string" calcext:value-type="string">
            <text:p>TUSCW S1 R01 C08B.png</text:p>
          </table:table-cell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office:value-type="string" calcext:value-type="string">
            <text:p>TUSCW S1 R01 C08.png</text:p>
          </table:table-cell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office:value-type="string" calcext:value-type="string">
            <text:p>TUSCW S1 R01 C09B.png</text:p>
          </table:table-cell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office:value-type="string" calcext:value-type="string">
            <text:p>TUSCW S1 R01 C09.png</text:p>
          </table:table-cell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office:value-type="string" calcext:value-type="string">
            <text:p>TUSCW S1 R01 C10B.png</text:p>
          </table:table-cell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office:value-type="string" calcext:value-type="string">
            <text:p>TUSCW S1 R01 C10.png</text:p>
          </table:table-cell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office:value-type="string" calcext:value-type="string">
            <text:p>TUSCW S1 R01 C11.png</text:p>
          </table:table-cell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office:value-type="string" calcext:value-type="string">
            <text:p>TUSCW S1 R01 C12.png</text:p>
          </table:table-cell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office:value-type="string" calcext:value-type="string">
            <text:p>TUSCW S1 R01 C13.png</text:p>
          </table:table-cell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office:value-type="string" calcext:value-type="string">
            <text:p>TUSCW S1 R01 C14.png</text:p>
          </table:table-cell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office:value-type="string" calcext:value-type="string">
            <text:p>TUSCW S1 R01 C15.png</text:p>
          </table:table-cell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office:value-type="string" calcext:value-type="string">
            <text:p>TUSCW S1 R01 C16.png</text:p>
          </table:table-cell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office:value-type="string" calcext:value-type="string">
            <text:p>TUSCW S1 R02 C01B.png</text:p>
          </table:table-cell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office:value-type="string" calcext:value-type="string">
            <text:p>TUSCW S1 R02 C01.png</text:p>
          </table:table-cell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office:value-type="string" calcext:value-type="string">
            <text:p>TUSCW S1 R02 C02.png</text:p>
          </table:table-cell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office:value-type="string" calcext:value-type="string">
            <text:p>TUSCW S1 R02 C03B.png</text:p>
          </table:table-cell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office:value-type="string" calcext:value-type="string">
            <text:p>TUSCW S1 R02 C03.png</text:p>
          </table:table-cell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office:value-type="string" calcext:value-type="string">
            <text:p>TUSCW S1 R02 C04.png</text:p>
          </table:table-cell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office:value-type="string" calcext:value-type="string">
            <text:p>TUSCW S1 R02 C05.png</text:p>
          </table:table-cell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office:value-type="string" calcext:value-type="string">
            <text:p>TUSCW S1 R02 C06.png</text:p>
          </table:table-cell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office:value-type="string" calcext:value-type="string">
            <text:p>TUSCW S1 R02 C07.png</text:p>
          </table:table-cell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office:value-type="string" calcext:value-type="string">
            <text:p>TUSCW S1 R02 C08.png</text:p>
          </table:table-cell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office:value-type="string" calcext:value-type="string">
            <text:p>TUSCW S1 R02 C09.png</text:p>
          </table:table-cell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office:value-type="string" calcext:value-type="string">
            <text:p>TUSCW S1 R02 C10.png</text:p>
          </table:table-cell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office:value-type="string" calcext:value-type="string">
            <text:p>TUSCW S1 R02 C11.png</text:p>
          </table:table-cell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office:value-type="string" calcext:value-type="string">
            <text:p>TUSCW S1 R02 C12.png</text:p>
          </table:table-cell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office:value-type="string" calcext:value-type="string">
            <text:p>TUSCW S1 R02 C13.png</text:p>
          </table:table-cell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office:value-type="string" calcext:value-type="string">
            <text:p>TUSCW S1 R02 C14.png</text:p>
          </table:table-cell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office:value-type="string" calcext:value-type="string">
            <text:p>TUSCW S1 R02 C15.png</text:p>
          </table:table-cell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office:value-type="string" calcext:value-type="string">
            <text:p>TUSCW S1 R02 C16.png</text:p>
          </table:table-cell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office:value-type="string" calcext:value-type="string">
            <text:p>TUSCW S1 R03 C01.png</text:p>
          </table:table-cell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office:value-type="string" calcext:value-type="string">
            <text:p>TUSCW S1 R03 C03.png</text:p>
          </table:table-cell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office:value-type="string" calcext:value-type="string">
            <text:p>TUSCW S1 R03 C04.png</text:p>
          </table:table-cell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office:value-type="string" calcext:value-type="string">
            <text:p>TUSCW S1 R03 C05B.png</text:p>
          </table:table-cell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office:value-type="string" calcext:value-type="string">
            <text:p>TUSCW S1 R03 C05.png</text:p>
          </table:table-cell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office:value-type="string" calcext:value-type="string">
            <text:p>TUSCW S1 R03 C06B.png</text:p>
          </table:table-cell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office:value-type="string" calcext:value-type="string">
            <text:p>TUSCW S1 R03 C06.png</text:p>
          </table:table-cell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office:value-type="string" calcext:value-type="string">
            <text:p>TUSCW S1 R03 C07B.png</text:p>
          </table:table-cell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office:value-type="string" calcext:value-type="string">
            <text:p>TUSCW S1 R03 C07.png</text:p>
          </table:table-cell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office:value-type="string" calcext:value-type="string">
            <text:p>TUSCW S1 R03 C09B.png</text:p>
          </table:table-cell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office:value-type="string" calcext:value-type="string">
            <text:p>TUSCW S1 R03 C09.png</text:p>
          </table:table-cell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office:value-type="string" calcext:value-type="string">
            <text:p>TUSCW S1 R03 C10B.png</text:p>
          </table:table-cell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office:value-type="string" calcext:value-type="string">
            <text:p>TUSCW S1 R03 C10.png</text:p>
          </table:table-cell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office:value-type="string" calcext:value-type="string">
            <text:p>TUSCW S1 R03 C11B.png</text:p>
          </table:table-cell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office:value-type="string" calcext:value-type="string">
            <text:p>TUSCW S1 R03 C11.png</text:p>
          </table:table-cell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office:value-type="string" calcext:value-type="string">
            <text:p>TUSCW S1 R03 C12B.png</text:p>
          </table:table-cell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office:value-type="string" calcext:value-type="string">
            <text:p>TUSCW S1 R03 C12.png</text:p>
          </table:table-cell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office:value-type="string" calcext:value-type="string">
            <text:p>TUSCW S1 R03 C13B.png</text:p>
          </table:table-cell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office:value-type="string" calcext:value-type="string">
            <text:p>TUSCW S1 R03 C13.png</text:p>
          </table:table-cell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office:value-type="string" calcext:value-type="string">
            <text:p>TUSCW S1 R03 C14B.png</text:p>
          </table:table-cell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office:value-type="string" calcext:value-type="string">
            <text:p>TUSCW S1 R03 C14.png</text:p>
          </table:table-cell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office:value-type="string" calcext:value-type="string">
            <text:p>TUSCW S1 R03 C15B.png</text:p>
          </table:table-cell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office:value-type="string" calcext:value-type="string">
            <text:p>TUSCW S1 R03 C15.png</text:p>
          </table:table-cell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office:value-type="string" calcext:value-type="string">
            <text:p>TUSCW S1 R03 C16B.png</text:p>
          </table:table-cell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office:value-type="string" calcext:value-type="string">
            <text:p>TUSCW S1 R03 C16.png</text:p>
          </table:table-cell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office:value-type="string" calcext:value-type="string">
            <text:p>TUSCW S1 R04 C01.png</text:p>
          </table:table-cell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office:value-type="string" calcext:value-type="string">
            <text:p>TUSCW S1 R04 C02.png</text:p>
          </table:table-cell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office:value-type="string" calcext:value-type="string">
            <text:p>TUSCW S1 R04 C03.png</text:p>
          </table:table-cell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office:value-type="string" calcext:value-type="string">
            <text:p>TUSCW S1 R04 C04B.png</text:p>
          </table:table-cell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office:value-type="string" calcext:value-type="string">
            <text:p>TUSCW S1 R04 C04.png</text:p>
          </table:table-cell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office:value-type="string" calcext:value-type="string">
            <text:p>TUSCW S1 R04 C05.png</text:p>
          </table:table-cell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office:value-type="string" calcext:value-type="string">
            <text:p>TUSCW S1 R04 C06B.png</text:p>
          </table:table-cell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office:value-type="string" calcext:value-type="string">
            <text:p>TUSCW S1 R04 C06.png</text:p>
          </table:table-cell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office:value-type="string" calcext:value-type="string">
            <text:p>TUSCW S1 R04 C07.png</text:p>
          </table:table-cell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office:value-type="string" calcext:value-type="string">
            <text:p>TUSCW S1 R04 C08.png</text:p>
          </table:table-cell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office:value-type="string" calcext:value-type="string">
            <text:p>TUSCW S1 R04 C09.png</text:p>
          </table:table-cell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office:value-type="string" calcext:value-type="string">
            <text:p>TUSCW S1 R04 C10.png</text:p>
          </table:table-cell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office:value-type="string" calcext:value-type="string">
            <text:p>TUSCW S1 R04 C11.png</text:p>
          </table:table-cell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office:value-type="string" calcext:value-type="string">
            <text:p>TUSCW S1 R04 C12.png</text:p>
          </table:table-cell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office:value-type="string" calcext:value-type="string">
            <text:p>TUSCW S1 R04 C13.png</text:p>
          </table:table-cell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office:value-type="string" calcext:value-type="string">
            <text:p>TUSCW S1 R04 C14.png</text:p>
          </table:table-cell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office:value-type="string" calcext:value-type="string">
            <text:p>TUSCW S1 R04 C15.png</text:p>
          </table:table-cell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office:value-type="string" calcext:value-type="string">
            <text:p>TUSCW S1 R04 C16.png</text:p>
          </table:table-cell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office:value-type="string" calcext:value-type="string">
            <text:p>TUSCW S1 R05 C01.png</text:p>
          </table:table-cell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office:value-type="string" calcext:value-type="string">
            <text:p>TUSCW S1 R05 C02.png</text:p>
          </table:table-cell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office:value-type="string" calcext:value-type="string">
            <text:p>TUSCW S1 R05 C03.png</text:p>
          </table:table-cell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office:value-type="string" calcext:value-type="string">
            <text:p>TUSCW S1 R05 C04.png</text:p>
          </table:table-cell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office:value-type="string" calcext:value-type="string">
            <text:p>TUSCW S1 R05 C05B.png</text:p>
          </table:table-cell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office:value-type="string" calcext:value-type="string">
            <text:p>TUSCW S1 R05 C05.png</text:p>
          </table:table-cell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office:value-type="string" calcext:value-type="string">
            <text:p>TUSCW S1 R05 C06B.png</text:p>
          </table:table-cell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office:value-type="string" calcext:value-type="string">
            <text:p>TUSCW S1 R05 C06.png</text:p>
          </table:table-cell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office:value-type="string" calcext:value-type="string">
            <text:p>TUSCW S1 R05 C07B.png</text:p>
          </table:table-cell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office:value-type="string" calcext:value-type="string">
            <text:p>TUSCW S1 R05 C07.png</text:p>
          </table:table-cell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office:value-type="string" calcext:value-type="string">
            <text:p>TUSCW S1 R05 C08B.png</text:p>
          </table:table-cell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office:value-type="string" calcext:value-type="string">
            <text:p>TUSCW S1 R05 C08.png</text:p>
          </table:table-cell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office:value-type="string" calcext:value-type="string">
            <text:p>TUSCW S1 R05 C09.png</text:p>
          </table:table-cell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office:value-type="string" calcext:value-type="string">
            <text:p>TUSCW S1 R05 C11B.png</text:p>
          </table:table-cell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office:value-type="string" calcext:value-type="string">
            <text:p>TUSCW S1 R05 C11.png</text:p>
          </table:table-cell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office:value-type="string" calcext:value-type="string">
            <text:p>TUSCW S1 R05 C12.png</text:p>
          </table:table-cell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office:value-type="string" calcext:value-type="string">
            <text:p>TUSCW S1 R05 C13.png</text:p>
          </table:table-cell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office:value-type="string" calcext:value-type="string">
            <text:p>TUSCW S1 R05 C14B.png</text:p>
          </table:table-cell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office:value-type="string" calcext:value-type="string">
            <text:p>TUSCW S1 R05 C14.png</text:p>
          </table:table-cell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office:value-type="string" calcext:value-type="string">
            <text:p>TUSCW S1 R05 C15.png</text:p>
          </table:table-cell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office:value-type="string" calcext:value-type="string">
            <text:p>TUSCW S1 R05 C16.png</text:p>
          </table:table-cell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office:value-type="string" calcext:value-type="string">
            <text:p>TUSCW S1 R06 C01.png</text:p>
          </table:table-cell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office:value-type="string" calcext:value-type="string">
            <text:p>TUSCW S1 R06 C05.png</text:p>
          </table:table-cell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office:value-type="string" calcext:value-type="string">
            <text:p>TUSCW S1 R06 C06B.png</text:p>
          </table:table-cell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office:value-type="string" calcext:value-type="string">
            <text:p>TUSCW S1 R06 C06.png</text:p>
          </table:table-cell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office:value-type="string" calcext:value-type="string">
            <text:p>TUSCW S1 R06 C07B.png</text:p>
          </table:table-cell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office:value-type="string" calcext:value-type="string">
            <text:p>TUSCW S1 R06 C07.png</text:p>
          </table:table-cell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office:value-type="string" calcext:value-type="string">
            <text:p>TUSCW S1 R06 C08B.png</text:p>
          </table:table-cell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office:value-type="string" calcext:value-type="string">
            <text:p>TUSCW S1 R06 C08.png</text:p>
          </table:table-cell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office:value-type="string" calcext:value-type="string">
            <text:p>TUSCW S1 R06 C09.png</text:p>
          </table:table-cell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office:value-type="string" calcext:value-type="string">
            <text:p>TUSCW S1 R06 C10.png</text:p>
          </table:table-cell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office:value-type="string" calcext:value-type="string">
            <text:p>TUSCW S1 R06 C11.png</text:p>
          </table:table-cell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office:value-type="string" calcext:value-type="string">
            <text:p>TUSCW S1 R06 C13.png</text:p>
          </table:table-cell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office:value-type="string" calcext:value-type="string">
            <text:p>TUSCW S1 R06 C14.png</text:p>
          </table:table-cell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office:value-type="string" calcext:value-type="string">
            <text:p>TUSCW S1 R06 C15.png</text:p>
          </table:table-cell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office:value-type="string" calcext:value-type="string">
            <text:p>TUSCW S1 R06 C16.png</text:p>
          </table:table-cell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 office:value-type="string" calcext:value-type="string">
            <text:p>TUSCW S1 R07 C01.png</text:p>
          </table:table-cell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 office:value-type="string" calcext:value-type="string">
            <text:p>TUSCW S1 R07 C05B.png</text:p>
          </table:table-cell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 office:value-type="string" calcext:value-type="string">
            <text:p>TUSCW S1 R07 C05.png</text:p>
          </table:table-cell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 office:value-type="string" calcext:value-type="string">
            <text:p>TUSCW S1 R07 C06B.png</text:p>
          </table:table-cell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 office:value-type="string" calcext:value-type="string">
            <text:p>TUSCW S1 R07 C06.png</text:p>
          </table:table-cell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 office:value-type="string" calcext:value-type="string">
            <text:p>TUSCW S1 R07 C08B.png</text:p>
          </table:table-cell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 office:value-type="string" calcext:value-type="string">
            <text:p>TUSCW S1 R07 C08.png</text:p>
          </table:table-cell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 office:value-type="string" calcext:value-type="string">
            <text:p>TUSCW S1 R07 C09B.png</text:p>
          </table:table-cell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 office:value-type="string" calcext:value-type="string">
            <text:p>TUSCW S1 R07 C09.png</text:p>
          </table:table-cell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 office:value-type="string" calcext:value-type="string">
            <text:p>TUSCW S1 R07 C10B.png</text:p>
          </table:table-cell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 office:value-type="string" calcext:value-type="string">
            <text:p>TUSCW S1 R07 C10.png</text:p>
          </table:table-cell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 office:value-type="string" calcext:value-type="string">
            <text:p>TUSCW S1 R07 C11B.png</text:p>
          </table:table-cell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 office:value-type="string" calcext:value-type="string">
            <text:p>TUSCW S1 R07 C11.png</text:p>
          </table:table-cell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 office:value-type="string" calcext:value-type="string">
            <text:p>TUSCW S1 R07 C12B.png</text:p>
          </table:table-cell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 office:value-type="string" calcext:value-type="string">
            <text:p>TUSCW S1 R07 C12.png</text:p>
          </table:table-cell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 office:value-type="string" calcext:value-type="string">
            <text:p>TUSCW S1 R07 C13.png</text:p>
          </table:table-cell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 office:value-type="string" calcext:value-type="string">
            <text:p>TUSCW S1 R08 C05B.png</text:p>
          </table:table-cell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 office:value-type="string" calcext:value-type="string">
            <text:p>TUSCW S1 R08 C05.png</text:p>
          </table:table-cell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 office:value-type="string" calcext:value-type="string">
            <text:p>TUSCW S1 R08 C09B.png</text:p>
          </table:table-cell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 office:value-type="string" calcext:value-type="string">
            <text:p>TUSCW S1 R08 C09.png</text:p>
          </table:table-cell>
        </table:table-row>
        <table:table-row table:style-name="ro1">
          <table:table-cell table:formula="of:=[.A229]+1" office:value-type="float" office:value="230" calcext:value-type="float">
            <text:p>230</text:p>
          </table:table-cell>
          <table:table-cell office:value-type="string" calcext:value-type="string">
            <text:p>TUSCW S1 R08 C10B.png</text:p>
          </table:table-cell>
        </table:table-row>
        <table:table-row table:style-name="ro1">
          <table:table-cell table:formula="of:=[.A230]+1" office:value-type="float" office:value="231" calcext:value-type="float">
            <text:p>231</text:p>
          </table:table-cell>
          <table:table-cell office:value-type="string" calcext:value-type="string">
            <text:p>TUSCW S1 R08 C10.png</text:p>
          </table:table-cell>
        </table:table-row>
        <table:table-row table:style-name="ro1">
          <table:table-cell table:formula="of:=[.A231]+1" office:value-type="float" office:value="232" calcext:value-type="float">
            <text:p>232</text:p>
          </table:table-cell>
          <table:table-cell office:value-type="string" calcext:value-type="string">
            <text:p>TUSCW S1 R08 C11B.png</text:p>
          </table:table-cell>
        </table:table-row>
        <table:table-row table:style-name="ro1">
          <table:table-cell table:formula="of:=[.A232]+1" office:value-type="float" office:value="233" calcext:value-type="float">
            <text:p>233</text:p>
          </table:table-cell>
          <table:table-cell office:value-type="string" calcext:value-type="string">
            <text:p>TUSCW S1 R08 C11.png</text:p>
          </table:table-cell>
        </table:table-row>
        <table:table-row table:style-name="ro1">
          <table:table-cell table:formula="of:=[.A233]+1" office:value-type="float" office:value="234" calcext:value-type="float">
            <text:p>234</text:p>
          </table:table-cell>
          <table:table-cell office:value-type="string" calcext:value-type="string">
            <text:p>TUSCW S1 R08 C12B.png</text:p>
          </table:table-cell>
        </table:table-row>
        <table:table-row table:style-name="ro1">
          <table:table-cell table:formula="of:=[.A234]+1" office:value-type="float" office:value="235" calcext:value-type="float">
            <text:p>235</text:p>
          </table:table-cell>
          <table:table-cell office:value-type="string" calcext:value-type="string">
            <text:p>TUSCW S1 R08 C12.png</text:p>
          </table:table-cell>
        </table:table-row>
        <table:table-row table:style-name="ro1">
          <table:table-cell table:formula="of:=[.A235]+1" office:value-type="float" office:value="236" calcext:value-type="float">
            <text:p>236</text:p>
          </table:table-cell>
          <table:table-cell office:value-type="string" calcext:value-type="string">
            <text:p>TUSCW S2 R01 C01B.png</text:p>
          </table:table-cell>
        </table:table-row>
        <table:table-row table:style-name="ro1">
          <table:table-cell table:formula="of:=[.A236]+1" office:value-type="float" office:value="237" calcext:value-type="float">
            <text:p>237</text:p>
          </table:table-cell>
          <table:table-cell office:value-type="string" calcext:value-type="string">
            <text:p>TUSCW S2 R01 C01.png</text:p>
          </table:table-cell>
        </table:table-row>
        <table:table-row table:style-name="ro1">
          <table:table-cell table:formula="of:=[.A237]+1" office:value-type="float" office:value="238" calcext:value-type="float">
            <text:p>238</text:p>
          </table:table-cell>
          <table:table-cell office:value-type="string" calcext:value-type="string">
            <text:p>TUSCW S2 R01 C06.png</text:p>
          </table:table-cell>
        </table:table-row>
        <table:table-row table:style-name="ro1">
          <table:table-cell table:formula="of:=[.A238]+1" office:value-type="float" office:value="239" calcext:value-type="float">
            <text:p>239</text:p>
          </table:table-cell>
          <table:table-cell office:value-type="string" calcext:value-type="string">
            <text:p>TUSCW S2 R01 C07.png</text:p>
          </table:table-cell>
        </table:table-row>
        <table:table-row table:style-name="ro1">
          <table:table-cell table:formula="of:=[.A239]+1" office:value-type="float" office:value="240" calcext:value-type="float">
            <text:p>240</text:p>
          </table:table-cell>
          <table:table-cell office:value-type="string" calcext:value-type="string">
            <text:p>TUSCW S2 R01 C08.png</text:p>
          </table:table-cell>
        </table:table-row>
        <table:table-row table:style-name="ro1">
          <table:table-cell table:formula="of:=[.A240]+1" office:value-type="float" office:value="241" calcext:value-type="float">
            <text:p>241</text:p>
          </table:table-cell>
          <table:table-cell office:value-type="string" calcext:value-type="string">
            <text:p>TUSCW S2 R01 C09.png</text:p>
          </table:table-cell>
        </table:table-row>
        <table:table-row table:style-name="ro1">
          <table:table-cell table:formula="of:=[.A241]+1" office:value-type="float" office:value="242" calcext:value-type="float">
            <text:p>242</text:p>
          </table:table-cell>
          <table:table-cell office:value-type="string" calcext:value-type="string">
            <text:p>TUSCW S2 R01 C10.png</text:p>
          </table:table-cell>
        </table:table-row>
        <table:table-row table:style-name="ro1">
          <table:table-cell table:formula="of:=[.A242]+1" office:value-type="float" office:value="243" calcext:value-type="float">
            <text:p>243</text:p>
          </table:table-cell>
          <table:table-cell office:value-type="string" calcext:value-type="string">
            <text:p>TUSCW S2 R01 C11.png</text:p>
          </table:table-cell>
        </table:table-row>
        <table:table-row table:style-name="ro1">
          <table:table-cell table:formula="of:=[.A243]+1" office:value-type="float" office:value="244" calcext:value-type="float">
            <text:p>244</text:p>
          </table:table-cell>
          <table:table-cell office:value-type="string" calcext:value-type="string">
            <text:p>TUSCW S2 R01 C12.png</text:p>
          </table:table-cell>
        </table:table-row>
        <table:table-row table:style-name="ro1">
          <table:table-cell table:formula="of:=[.A244]+1" office:value-type="float" office:value="245" calcext:value-type="float">
            <text:p>245</text:p>
          </table:table-cell>
          <table:table-cell office:value-type="string" calcext:value-type="string">
            <text:p>TUSCW S2 R01 C13.png</text:p>
          </table:table-cell>
        </table:table-row>
        <table:table-row table:style-name="ro1">
          <table:table-cell table:formula="of:=[.A245]+1" office:value-type="float" office:value="246" calcext:value-type="float">
            <text:p>246</text:p>
          </table:table-cell>
          <table:table-cell office:value-type="string" calcext:value-type="string">
            <text:p>TUSCW S2 R01 C14.png</text:p>
          </table:table-cell>
        </table:table-row>
        <table:table-row table:style-name="ro1">
          <table:table-cell table:formula="of:=[.A246]+1" office:value-type="float" office:value="247" calcext:value-type="float">
            <text:p>247</text:p>
          </table:table-cell>
          <table:table-cell office:value-type="string" calcext:value-type="string">
            <text:p>TUSCW S2 R01 C15.png</text:p>
          </table:table-cell>
        </table:table-row>
        <table:table-row table:style-name="ro1">
          <table:table-cell table:formula="of:=[.A247]+1" office:value-type="float" office:value="248" calcext:value-type="float">
            <text:p>248</text:p>
          </table:table-cell>
          <table:table-cell office:value-type="string" calcext:value-type="string">
            <text:p>TUSCW S2 R01 C16.png</text:p>
          </table:table-cell>
        </table:table-row>
        <table:table-row table:style-name="ro1">
          <table:table-cell table:formula="of:=[.A248]+1" office:value-type="float" office:value="249" calcext:value-type="float">
            <text:p>249</text:p>
          </table:table-cell>
          <table:table-cell office:value-type="string" calcext:value-type="string">
            <text:p>TUSCW S2 R02 C09B.png</text:p>
          </table:table-cell>
        </table:table-row>
        <table:table-row table:style-name="ro1">
          <table:table-cell table:formula="of:=[.A249]+1" office:value-type="float" office:value="250" calcext:value-type="float">
            <text:p>250</text:p>
          </table:table-cell>
          <table:table-cell office:value-type="string" calcext:value-type="string">
            <text:p>TUSCW S2 R02 C09.png</text:p>
          </table:table-cell>
        </table:table-row>
        <table:table-row table:style-name="ro1">
          <table:table-cell table:formula="of:=[.A250]+1" office:value-type="float" office:value="251" calcext:value-type="float">
            <text:p>251</text:p>
          </table:table-cell>
          <table:table-cell office:value-type="string" calcext:value-type="string">
            <text:p>TUSCW S2 R02 C11.png</text:p>
          </table:table-cell>
        </table:table-row>
        <table:table-row table:style-name="ro1">
          <table:table-cell table:formula="of:=[.A251]+1" office:value-type="float" office:value="252" calcext:value-type="float">
            <text:p>252</text:p>
          </table:table-cell>
          <table:table-cell office:value-type="string" calcext:value-type="string">
            <text:p>TUSCW S2 R02 C12.png</text:p>
          </table:table-cell>
        </table:table-row>
        <table:table-row table:style-name="ro1">
          <table:table-cell table:formula="of:=[.A252]+1" office:value-type="float" office:value="253" calcext:value-type="float">
            <text:p>253</text:p>
          </table:table-cell>
          <table:table-cell office:value-type="string" calcext:value-type="string">
            <text:p>TUSCW S2 R02 C13.png</text:p>
          </table:table-cell>
        </table:table-row>
        <table:table-row table:style-name="ro1">
          <table:table-cell table:formula="of:=[.A253]+1" office:value-type="float" office:value="254" calcext:value-type="float">
            <text:p>254</text:p>
          </table:table-cell>
          <table:table-cell office:value-type="string" calcext:value-type="string">
            <text:p>TUSCW S2 R02 C14.png</text:p>
          </table:table-cell>
        </table:table-row>
        <table:table-row table:style-name="ro1">
          <table:table-cell table:formula="of:=[.A254]+1" office:value-type="float" office:value="255" calcext:value-type="float">
            <text:p>255</text:p>
          </table:table-cell>
          <table:table-cell office:value-type="string" calcext:value-type="string">
            <text:p>TUSCW S2 R02 C15.png</text:p>
          </table:table-cell>
        </table:table-row>
        <table:table-row table:style-name="ro1">
          <table:table-cell table:formula="of:=[.A255]+1" office:value-type="float" office:value="256" calcext:value-type="float">
            <text:p>256</text:p>
          </table:table-cell>
          <table:table-cell office:value-type="string" calcext:value-type="string">
            <text:p>TUSCW S2 R02 C16.png</text:p>
          </table:table-cell>
        </table:table-row>
        <table:table-row table:style-name="ro1">
          <table:table-cell table:formula="of:=[.A256]+1" office:value-type="float" office:value="257" calcext:value-type="float">
            <text:p>257</text:p>
          </table:table-cell>
          <table:table-cell office:value-type="string" calcext:value-type="string">
            <text:p>TUSCW S2 R07 C09B.png</text:p>
          </table:table-cell>
        </table:table-row>
        <table:table-row table:style-name="ro1">
          <table:table-cell table:formula="of:=[.A257]+1" office:value-type="float" office:value="258" calcext:value-type="float">
            <text:p>258</text:p>
          </table:table-cell>
          <table:table-cell office:value-type="string" calcext:value-type="string">
            <text:p>TUSCW S2 R07 C09.png</text:p>
          </table:table-cell>
        </table:table-row>
        <table:table-row table:style-name="ro1">
          <table:table-cell table:formula="of:=[.A258]+1" office:value-type="float" office:value="259" calcext:value-type="float">
            <text:p>259</text:p>
          </table:table-cell>
          <table:table-cell office:value-type="string" calcext:value-type="string">
            <text:p>TUSCW S2 R07 C13B.png</text:p>
          </table:table-cell>
        </table:table-row>
        <table:table-row table:style-name="ro1">
          <table:table-cell table:formula="of:=[.A259]+1" office:value-type="float" office:value="260" calcext:value-type="float">
            <text:p>260</text:p>
          </table:table-cell>
          <table:table-cell office:value-type="string" calcext:value-type="string">
            <text:p>TUSCW S2 R07 C13.png</text:p>
          </table:table-cell>
        </table:table-row>
        <table:table-row table:style-name="ro1">
          <table:table-cell table:formula="of:=[.A260]+1" office:value-type="float" office:value="261" calcext:value-type="float">
            <text:p>261</text:p>
          </table:table-cell>
          <table:table-cell office:value-type="string" calcext:value-type="string">
            <text:p>TUSCW S2 R08 C09B.png</text:p>
          </table:table-cell>
        </table:table-row>
        <table:table-row table:style-name="ro1">
          <table:table-cell table:formula="of:=[.A261]+1" office:value-type="float" office:value="262" calcext:value-type="float">
            <text:p>262</text:p>
          </table:table-cell>
          <table:table-cell office:value-type="string" calcext:value-type="string">
            <text:p>TUSCW S2 R08 C09.png</text:p>
          </table:table-cell>
        </table:table-row>
        <table:table-row table:style-name="ro1">
          <table:table-cell table:formula="of:=[.A262]+1" office:value-type="float" office:value="263" calcext:value-type="float">
            <text:p>263</text:p>
          </table:table-cell>
          <table:table-cell office:value-type="string" calcext:value-type="string">
            <text:p>TUSCW S2 R08 C10B.png</text:p>
          </table:table-cell>
        </table:table-row>
        <table:table-row table:style-name="ro1">
          <table:table-cell table:formula="of:=[.A263]+1" office:value-type="float" office:value="264" calcext:value-type="float">
            <text:p>264</text:p>
          </table:table-cell>
          <table:table-cell office:value-type="string" calcext:value-type="string">
            <text:p>TUSCW S2 R08 C10.png</text:p>
          </table:table-cell>
        </table:table-row>
        <table:table-row table:style-name="ro1">
          <table:table-cell table:formula="of:=[.A264]+1" office:value-type="float" office:value="265" calcext:value-type="float">
            <text:p>265</text:p>
          </table:table-cell>
          <table:table-cell office:value-type="string" calcext:value-type="string">
            <text:p>TUSCW S2 R09 C01B.png</text:p>
          </table:table-cell>
        </table:table-row>
        <table:table-row table:style-name="ro1">
          <table:table-cell table:formula="of:=[.A265]+1" office:value-type="float" office:value="266" calcext:value-type="float">
            <text:p>266</text:p>
          </table:table-cell>
          <table:table-cell office:value-type="string" calcext:value-type="string">
            <text:p>TUSCW S2 R09 C01.png</text:p>
          </table:table-cell>
        </table:table-row>
        <table:table-row table:style-name="ro1">
          <table:table-cell table:formula="of:=[.A266]+1" office:value-type="float" office:value="267" calcext:value-type="float">
            <text:p>267</text:p>
          </table:table-cell>
          <table:table-cell office:value-type="string" calcext:value-type="string">
            <text:p>TUSCW S2 R09 C09.png</text:p>
          </table:table-cell>
        </table:table-row>
        <table:table-row table:style-name="ro1">
          <table:table-cell table:formula="of:=[.A267]+1" office:value-type="float" office:value="268" calcext:value-type="float">
            <text:p>268</text:p>
          </table:table-cell>
          <table:table-cell office:value-type="string" calcext:value-type="string">
            <text:p>TUSCW S2 R09 C11.png</text:p>
          </table:table-cell>
        </table:table-row>
        <table:table-row table:style-name="ro1">
          <table:table-cell table:formula="of:=[.A268]+1" office:value-type="float" office:value="269" calcext:value-type="float">
            <text:p>269</text:p>
          </table:table-cell>
          <table:table-cell office:value-type="string" calcext:value-type="string">
            <text:p>TUSCW S2 R09 C12.png</text:p>
          </table:table-cell>
        </table:table-row>
        <table:table-row table:style-name="ro1">
          <table:table-cell table:formula="of:=[.A269]+1" office:value-type="float" office:value="270" calcext:value-type="float">
            <text:p>270</text:p>
          </table:table-cell>
          <table:table-cell office:value-type="string" calcext:value-type="string">
            <text:p>TUSCW S2 R09 C13.png</text:p>
          </table:table-cell>
        </table:table-row>
        <table:table-row table:style-name="ro1">
          <table:table-cell table:formula="of:=[.A270]+1" office:value-type="float" office:value="271" calcext:value-type="float">
            <text:p>271</text:p>
          </table:table-cell>
          <table:table-cell office:value-type="string" calcext:value-type="string">
            <text:p>TUSCW S2 R11 C01B.png</text:p>
          </table:table-cell>
        </table:table-row>
        <table:table-row table:style-name="ro1">
          <table:table-cell table:formula="of:=[.A271]+1" office:value-type="float" office:value="272" calcext:value-type="float">
            <text:p>272</text:p>
          </table:table-cell>
          <table:table-cell office:value-type="string" calcext:value-type="string">
            <text:p>TUSCW S2 R11 C01.png</text:p>
          </table:table-cell>
        </table:table-row>
        <table:table-row table:style-name="ro1">
          <table:table-cell table:formula="of:=[.A272]+1" office:value-type="float" office:value="273" calcext:value-type="float">
            <text:p>273</text:p>
          </table:table-cell>
          <table:table-cell office:value-type="string" calcext:value-type="string">
            <text:p>TUSCW S2 R11 C09.png</text:p>
          </table:table-cell>
        </table:table-row>
        <table:table-row table:style-name="ro1">
          <table:table-cell table:formula="of:=[.A273]+1" office:value-type="float" office:value="274" calcext:value-type="float">
            <text:p>274</text:p>
          </table:table-cell>
          <table:table-cell office:value-type="string" calcext:value-type="string">
            <text:p>TUSCW S2 R11 C11.png</text:p>
          </table:table-cell>
        </table:table-row>
        <table:table-row table:style-name="ro1">
          <table:table-cell table:formula="of:=[.A274]+1" office:value-type="float" office:value="275" calcext:value-type="float">
            <text:p>275</text:p>
          </table:table-cell>
          <table:table-cell office:value-type="string" calcext:value-type="string">
            <text:p>TUSCW S2 R12 C01B.png</text:p>
          </table:table-cell>
        </table:table-row>
        <table:table-row table:style-name="ro1">
          <table:table-cell table:formula="of:=[.A275]+1" office:value-type="float" office:value="276" calcext:value-type="float">
            <text:p>276</text:p>
          </table:table-cell>
          <table:table-cell office:value-type="string" calcext:value-type="string">
            <text:p>TUSCW S2 R12 C01.png</text:p>
          </table:table-cell>
        </table:table-row>
        <table:table-row table:style-name="ro1">
          <table:table-cell table:formula="of:=[.A276]+1" office:value-type="float" office:value="277" calcext:value-type="float">
            <text:p>277</text:p>
          </table:table-cell>
          <table:table-cell office:value-type="string" calcext:value-type="string">
            <text:p>TUSCW S2 R12 C03B.png</text:p>
          </table:table-cell>
        </table:table-row>
        <table:table-row table:style-name="ro1">
          <table:table-cell table:formula="of:=[.A277]+1" office:value-type="float" office:value="278" calcext:value-type="float">
            <text:p>278</text:p>
          </table:table-cell>
          <table:table-cell office:value-type="string" calcext:value-type="string">
            <text:p>TUSCW S2 R12 C03.png</text:p>
          </table:table-cell>
        </table:table-row>
        <table:table-row table:style-name="ro1">
          <table:table-cell table:formula="of:=[.A278]+1" office:value-type="float" office:value="279" calcext:value-type="float">
            <text:p>279</text:p>
          </table:table-cell>
          <table:table-cell office:value-type="string" calcext:value-type="string">
            <text:p>TUSCW S3 R01 C01B.png</text:p>
          </table:table-cell>
        </table:table-row>
        <table:table-row table:style-name="ro1">
          <table:table-cell table:formula="of:=[.A279]+1" office:value-type="float" office:value="280" calcext:value-type="float">
            <text:p>280</text:p>
          </table:table-cell>
          <table:table-cell office:value-type="string" calcext:value-type="string">
            <text:p>TUSCW S3 R01 C01.png</text:p>
          </table:table-cell>
        </table:table-row>
        <table:table-row table:style-name="ro1">
          <table:table-cell table:formula="of:=[.A280]+1" office:value-type="float" office:value="281" calcext:value-type="float">
            <text:p>281</text:p>
          </table:table-cell>
          <table:table-cell office:value-type="string" calcext:value-type="string">
            <text:p>TUSCW S3 R01 C09.png</text:p>
          </table:table-cell>
        </table:table-row>
        <table:table-row table:style-name="ro1">
          <table:table-cell table:formula="of:=[.A281]+1" office:value-type="float" office:value="282" calcext:value-type="float">
            <text:p>282</text:p>
          </table:table-cell>
          <table:table-cell office:value-type="string" calcext:value-type="string">
            <text:p>TUSCW S3 R02 C07B.png</text:p>
          </table:table-cell>
        </table:table-row>
        <table:table-row table:style-name="ro1">
          <table:table-cell table:formula="of:=[.A282]+1" office:value-type="float" office:value="283" calcext:value-type="float">
            <text:p>283</text:p>
          </table:table-cell>
          <table:table-cell office:value-type="string" calcext:value-type="string">
            <text:p>TUSCW S3 R02 C07.png</text:p>
          </table:table-cell>
        </table:table-row>
        <table:table-row table:style-name="ro1">
          <table:table-cell table:formula="of:=[.A283]+1" office:value-type="float" office:value="284" calcext:value-type="float">
            <text:p>284</text:p>
          </table:table-cell>
          <table:table-cell office:value-type="string" calcext:value-type="string">
            <text:p>TUSCW S3 R03 C01.png</text:p>
          </table:table-cell>
        </table:table-row>
        <table:table-row table:style-name="ro1">
          <table:table-cell table:formula="of:=[.A284]+1" office:value-type="float" office:value="285" calcext:value-type="float">
            <text:p>285</text:p>
          </table:table-cell>
          <table:table-cell office:value-type="string" calcext:value-type="string">
            <text:p>TUSCW S3 R03 C05.png</text:p>
          </table:table-cell>
        </table:table-row>
        <table:table-row table:style-name="ro1">
          <table:table-cell table:formula="of:=[.A285]+1" office:value-type="float" office:value="286" calcext:value-type="float">
            <text:p>286</text:p>
          </table:table-cell>
          <table:table-cell office:value-type="string" calcext:value-type="string">
            <text:p>TUSCW S3 R03 C09.png</text:p>
          </table:table-cell>
        </table:table-row>
        <table:table-row table:style-name="ro1">
          <table:table-cell table:formula="of:=[.A286]+1" office:value-type="float" office:value="287" calcext:value-type="float">
            <text:p>287</text:p>
          </table:table-cell>
          <table:table-cell office:value-type="string" calcext:value-type="string">
            <text:p>TUSCW S3 R05 C09B.png</text:p>
          </table:table-cell>
        </table:table-row>
        <table:table-row table:style-name="ro1">
          <table:table-cell table:formula="of:=[.A287]+1" office:value-type="float" office:value="288" calcext:value-type="float">
            <text:p>288</text:p>
          </table:table-cell>
          <table:table-cell office:value-type="string" calcext:value-type="string">
            <text:p>TUSCW S3 R05 C09.png</text:p>
          </table:table-cell>
        </table:table-row>
        <table:table-row table:style-name="ro1">
          <table:table-cell table:formula="of:=[.A288]+1" office:value-type="float" office:value="289" calcext:value-type="float">
            <text:p>289</text:p>
          </table:table-cell>
          <table:table-cell office:value-type="string" calcext:value-type="string">
            <text:p>TUSCW S3 R05 C13B.png</text:p>
          </table:table-cell>
        </table:table-row>
        <table:table-row table:style-name="ro1">
          <table:table-cell table:formula="of:=[.A289]+1" office:value-type="float" office:value="290" calcext:value-type="float">
            <text:p>290</text:p>
          </table:table-cell>
          <table:table-cell office:value-type="string" calcext:value-type="string">
            <text:p>TUSCW S3 R05 C13.png</text:p>
          </table:table-cell>
        </table:table-row>
        <table:table-row table:style-name="ro1">
          <table:table-cell table:formula="of:=[.A290]+1" office:value-type="float" office:value="291" calcext:value-type="float">
            <text:p>291</text:p>
          </table:table-cell>
          <table:table-cell office:value-type="string" calcext:value-type="string">
            <text:p>TUSCW S3 R05 C15.png</text:p>
          </table:table-cell>
        </table:table-row>
        <table:table-row table:style-name="ro1">
          <table:table-cell table:formula="of:=[.A291]+1" office:value-type="float" office:value="292" calcext:value-type="float">
            <text:p>292</text:p>
          </table:table-cell>
          <table:table-cell office:value-type="string" calcext:value-type="string">
            <text:p>TUSCW S3 R09 C01B.png</text:p>
          </table:table-cell>
        </table:table-row>
        <table:table-row table:style-name="ro1">
          <table:table-cell table:formula="of:=[.A292]+1" office:value-type="float" office:value="293" calcext:value-type="float">
            <text:p>293</text:p>
          </table:table-cell>
          <table:table-cell office:value-type="string" calcext:value-type="string">
            <text:p>TUSCW S3 R09 C01.png</text:p>
          </table:table-cell>
        </table:table-row>
        <table:table-row table:style-name="ro1">
          <table:table-cell table:formula="of:=[.A293]+1" office:value-type="float" office:value="294" calcext:value-type="float">
            <text:p>294</text:p>
          </table:table-cell>
          <table:table-cell office:value-type="string" calcext:value-type="string">
            <text:p>TUSCW S3 R09 C09B.png</text:p>
          </table:table-cell>
        </table:table-row>
        <table:table-row table:style-name="ro1">
          <table:table-cell table:formula="of:=[.A294]+1" office:value-type="float" office:value="295" calcext:value-type="float">
            <text:p>295</text:p>
          </table:table-cell>
          <table:table-cell office:value-type="string" calcext:value-type="string">
            <text:p>TUSCW S3 R09 C09.png</text:p>
          </table:table-cell>
        </table:table-row>
        <table:table-row table:style-name="ro1">
          <table:table-cell table:formula="of:=[.A295]+1" office:value-type="float" office:value="296" calcext:value-type="float">
            <text:p>296</text:p>
          </table:table-cell>
          <table:table-cell office:value-type="string" calcext:value-type="string">
            <text:p>TUSCW S3 R09 C10B.png</text:p>
          </table:table-cell>
        </table:table-row>
        <table:table-row table:style-name="ro1">
          <table:table-cell table:formula="of:=[.A296]+1" office:value-type="float" office:value="297" calcext:value-type="float">
            <text:p>297</text:p>
          </table:table-cell>
          <table:table-cell office:value-type="string" calcext:value-type="string">
            <text:p>TUSCW S3 R09 C10.png</text:p>
          </table:table-cell>
        </table:table-row>
        <table:table-row table:style-name="ro1">
          <table:table-cell table:formula="of:=[.A297]+1" office:value-type="float" office:value="298" calcext:value-type="float">
            <text:p>298</text:p>
          </table:table-cell>
          <table:table-cell office:value-type="string" calcext:value-type="string">
            <text:p>TUSCW S3 R09 C15B.png</text:p>
          </table:table-cell>
        </table:table-row>
        <table:table-row table:style-name="ro1">
          <table:table-cell table:formula="of:=[.A298]+1" office:value-type="float" office:value="299" calcext:value-type="float">
            <text:p>299</text:p>
          </table:table-cell>
          <table:table-cell office:value-type="string" calcext:value-type="string">
            <text:p>TUSCW S3 R09 C15.png</text:p>
          </table:table-cell>
        </table:table-row>
        <table:table-row table:style-name="ro1">
          <table:table-cell table:formula="of:=[.A299]+1" office:value-type="float" office:value="300" calcext:value-type="float">
            <text:p>300</text:p>
          </table:table-cell>
          <table:table-cell office:value-type="string" calcext:value-type="string">
            <text:p>TUSCW S3 R10 C09B.png</text:p>
          </table:table-cell>
        </table:table-row>
        <table:table-row table:style-name="ro1">
          <table:table-cell table:formula="of:=[.A300]+1" office:value-type="float" office:value="301" calcext:value-type="float">
            <text:p>301</text:p>
          </table:table-cell>
          <table:table-cell office:value-type="string" calcext:value-type="string">
            <text:p>TUSCW S3 R10 C09.png</text:p>
          </table:table-cell>
        </table:table-row>
        <table:table-row table:style-name="ro1">
          <table:table-cell table:formula="of:=[.A301]+1" office:value-type="float" office:value="302" calcext:value-type="float">
            <text:p>302</text:p>
          </table:table-cell>
          <table:table-cell office:value-type="string" calcext:value-type="string">
            <text:p>TUSCW S3 R11 C01B.png</text:p>
          </table:table-cell>
        </table:table-row>
        <table:table-row table:style-name="ro1">
          <table:table-cell table:formula="of:=[.A302]+1" office:value-type="float" office:value="303" calcext:value-type="float">
            <text:p>303</text:p>
          </table:table-cell>
          <table:table-cell office:value-type="string" calcext:value-type="string">
            <text:p>TUSCW S3 R11 C01.png</text:p>
          </table:table-cell>
        </table:table-row>
        <table:table-row table:style-name="ro1">
          <table:table-cell table:formula="of:=[.A303]+1" office:value-type="float" office:value="304" calcext:value-type="float">
            <text:p>304</text:p>
          </table:table-cell>
          <table:table-cell office:value-type="string" calcext:value-type="string">
            <text:p>TUSCW S3 R11 C05B.png</text:p>
          </table:table-cell>
        </table:table-row>
        <table:table-row table:style-name="ro1">
          <table:table-cell table:formula="of:=[.A304]+1" office:value-type="float" office:value="305" calcext:value-type="float">
            <text:p>305</text:p>
          </table:table-cell>
          <table:table-cell office:value-type="string" calcext:value-type="string">
            <text:p>TUSCW S3 R11 C05.png</text:p>
          </table:table-cell>
        </table:table-row>
        <table:table-row table:style-name="ro1">
          <table:table-cell table:formula="of:=[.A305]+1" office:value-type="float" office:value="306" calcext:value-type="float">
            <text:p>306</text:p>
          </table:table-cell>
          <table:table-cell office:value-type="string" calcext:value-type="string">
            <text:p>TUSCW S3 R11 C09B.png</text:p>
          </table:table-cell>
        </table:table-row>
        <table:table-row table:style-name="ro1">
          <table:table-cell table:formula="of:=[.A306]+1" office:value-type="float" office:value="307" calcext:value-type="float">
            <text:p>307</text:p>
          </table:table-cell>
          <table:table-cell office:value-type="string" calcext:value-type="string">
            <text:p>TUSCW S3 R11 C09.png</text:p>
          </table:table-cell>
        </table:table-row>
        <table:table-row table:style-name="ro1">
          <table:table-cell table:formula="of:=[.A307]+1" office:value-type="float" office:value="308" calcext:value-type="float">
            <text:p>308</text:p>
          </table:table-cell>
          <table:table-cell office:value-type="string" calcext:value-type="string">
            <text:p>TUSCW S3 R11 C10B.png</text:p>
          </table:table-cell>
        </table:table-row>
        <table:table-row table:style-name="ro1">
          <table:table-cell table:formula="of:=[.A308]+1" office:value-type="float" office:value="309" calcext:value-type="float">
            <text:p>309</text:p>
          </table:table-cell>
          <table:table-cell office:value-type="string" calcext:value-type="string">
            <text:p>TUSCW S3 R11 C10.png</text:p>
          </table:table-cell>
        </table:table-row>
        <table:table-row table:style-name="ro1">
          <table:table-cell table:formula="of:=[.A309]+1" office:value-type="float" office:value="310" calcext:value-type="float">
            <text:p>310</text:p>
          </table:table-cell>
          <table:table-cell office:value-type="string" calcext:value-type="string">
            <text:p>TUSCW S3 R11 C12B.png</text:p>
          </table:table-cell>
        </table:table-row>
        <table:table-row table:style-name="ro1">
          <table:table-cell table:formula="of:=[.A310]+1" office:value-type="float" office:value="311" calcext:value-type="float">
            <text:p>311</text:p>
          </table:table-cell>
          <table:table-cell office:value-type="string" calcext:value-type="string">
            <text:p>TUSCW S3 R11 C12.png</text:p>
          </table:table-cell>
        </table:table-row>
        <table:table-row table:style-name="ro1">
          <table:table-cell table:formula="of:=[.A311]+1" office:value-type="float" office:value="312" calcext:value-type="float">
            <text:p>312</text:p>
          </table:table-cell>
          <table:table-cell office:value-type="string" calcext:value-type="string">
            <text:p>TUSCW S3 R11 C13.png</text:p>
          </table:table-cell>
        </table:table-row>
        <table:table-row table:style-name="ro1">
          <table:table-cell table:formula="of:=[.A312]+1" office:value-type="float" office:value="313" calcext:value-type="float">
            <text:p>313</text:p>
          </table:table-cell>
          <table:table-cell office:value-type="string" calcext:value-type="string">
            <text:p>TUSCW S3 R11 C15B.png</text:p>
          </table:table-cell>
        </table:table-row>
        <table:table-row table:style-name="ro1">
          <table:table-cell table:formula="of:=[.A313]+1" office:value-type="float" office:value="314" calcext:value-type="float">
            <text:p>314</text:p>
          </table:table-cell>
          <table:table-cell office:value-type="string" calcext:value-type="string">
            <text:p>TUSCW S3 R11 C15.png</text:p>
          </table:table-cell>
        </table:table-row>
        <table:table-row table:style-name="ro1">
          <table:table-cell table:formula="of:=[.A314]+1" office:value-type="float" office:value="315" calcext:value-type="float">
            <text:p>315</text:p>
          </table:table-cell>
          <table:table-cell office:value-type="string" calcext:value-type="string">
            <text:p>TUSCW S3 R11 C16B.png</text:p>
          </table:table-cell>
        </table:table-row>
        <table:table-row table:style-name="ro1">
          <table:table-cell table:formula="of:=[.A315]+1" office:value-type="float" office:value="316" calcext:value-type="float">
            <text:p>316</text:p>
          </table:table-cell>
          <table:table-cell office:value-type="string" calcext:value-type="string">
            <text:p>TUSCW S3 R11 C16.png</text:p>
          </table:table-cell>
        </table:table-row>
        <table:table-row table:style-name="ro1">
          <table:table-cell table:formula="of:=[.A316]+1" office:value-type="float" office:value="317" calcext:value-type="float">
            <text:p>317</text:p>
          </table:table-cell>
          <table:table-cell office:value-type="string" calcext:value-type="string">
            <text:p>TUSCW S3 R12 C09B.png</text:p>
          </table:table-cell>
        </table:table-row>
        <table:table-row table:style-name="ro1">
          <table:table-cell table:formula="of:=[.A317]+1" office:value-type="float" office:value="318" calcext:value-type="float">
            <text:p>318</text:p>
          </table:table-cell>
          <table:table-cell office:value-type="string" calcext:value-type="string">
            <text:p>TUSCW S3 R12 C09.png</text:p>
          </table:table-cell>
        </table:table-row>
        <table:table-row table:style-name="ro1">
          <table:table-cell table:formula="of:=[.A318]+1" office:value-type="float" office:value="319" calcext:value-type="float">
            <text:p>319</text:p>
          </table:table-cell>
          <table:table-cell office:value-type="string" calcext:value-type="string">
            <text:p>TUSCW S3 R12 C10B.png</text:p>
          </table:table-cell>
        </table:table-row>
        <table:table-row table:style-name="ro1">
          <table:table-cell table:formula="of:=[.A319]+1" office:value-type="float" office:value="320" calcext:value-type="float">
            <text:p>320</text:p>
          </table:table-cell>
          <table:table-cell office:value-type="string" calcext:value-type="string">
            <text:p>TUSCW S3 R12 C10.png</text:p>
          </table:table-cell>
        </table:table-row>
        <table:table-row table:style-name="ro1">
          <table:table-cell table:formula="of:=[.A320]+1" office:value-type="float" office:value="321" calcext:value-type="float">
            <text:p>321</text:p>
          </table:table-cell>
          <table:table-cell office:value-type="string" calcext:value-type="string">
            <text:p>TUSCW S3 R12 C13.png</text:p>
          </table:table-cell>
        </table:table-row>
        <table:table-row table:style-name="ro1">
          <table:table-cell table:formula="of:=[.A321]+1" office:value-type="float" office:value="322" calcext:value-type="float">
            <text:p>322</text:p>
          </table:table-cell>
          <table:table-cell office:value-type="string" calcext:value-type="string">
            <text:p>TUSCW S3 R12 C15B.png</text:p>
          </table:table-cell>
        </table:table-row>
        <table:table-row table:style-name="ro1">
          <table:table-cell table:formula="of:=[.A322]+1" office:value-type="float" office:value="323" calcext:value-type="float">
            <text:p>323</text:p>
          </table:table-cell>
          <table:table-cell office:value-type="string" calcext:value-type="string">
            <text:p>TUSCW S3 R12 C15.png</text:p>
          </table:table-cell>
        </table:table-row>
        <table:table-row table:style-name="ro1">
          <table:table-cell table:formula="of:=[.A323]+1" office:value-type="float" office:value="324" calcext:value-type="float">
            <text:p>324</text:p>
          </table:table-cell>
          <table:table-cell office:value-type="string" calcext:value-type="string">
            <text:p>TUSCW S3 R12 C16B.png</text:p>
          </table:table-cell>
        </table:table-row>
        <table:table-row table:style-name="ro1">
          <table:table-cell table:formula="of:=[.A324]+1" office:value-type="float" office:value="325" calcext:value-type="float">
            <text:p>325</text:p>
          </table:table-cell>
          <table:table-cell office:value-type="string" calcext:value-type="string">
            <text:p>TUSCW S3 R12 C16.png</text:p>
          </table:table-cell>
        </table:table-row>
        <table:table-row table:style-name="ro1">
          <table:table-cell table:formula="of:=[.A325]+1" office:value-type="float" office:value="326" calcext:value-type="float">
            <text:p>326</text:p>
          </table:table-cell>
          <table:table-cell office:value-type="string" calcext:value-type="string">
            <text:p>Union 10.png</text:p>
          </table:table-cell>
        </table:table-row>
        <table:table-row table:style-name="ro1">
          <table:table-cell table:formula="of:=[.A326]+1" office:value-type="float" office:value="327" calcext:value-type="float">
            <text:p>327</text:p>
          </table:table-cell>
          <table:table-cell office:value-type="string" calcext:value-type="string">
            <text:p>Union 13.png</text:p>
          </table:table-cell>
        </table:table-row>
        <table:table-row table:style-name="ro1">
          <table:table-cell table:formula="of:=[.A327]+1" office:value-type="float" office:value="328" calcext:value-type="float">
            <text:p>328</text:p>
          </table:table-cell>
          <table:table-cell office:value-type="string" calcext:value-type="string">
            <text:p>Union 14.png</text:p>
          </table:table-cell>
        </table:table-row>
        <table:table-row table:style-name="ro1">
          <table:table-cell table:formula="of:=[.A328]+1" office:value-type="float" office:value="329" calcext:value-type="float">
            <text:p>329</text:p>
          </table:table-cell>
          <table:table-cell office:value-type="string" calcext:value-type="string">
            <text:p>Union 15.png</text:p>
          </table:table-cell>
        </table:table-row>
        <table:table-row table:style-name="ro1">
          <table:table-cell table:formula="of:=[.A329]+1" office:value-type="float" office:value="330" calcext:value-type="float">
            <text:p>330</text:p>
          </table:table-cell>
          <table:table-cell office:value-type="string" calcext:value-type="string">
            <text:p>Union 16.png</text:p>
          </table:table-cell>
        </table:table-row>
        <table:table-row table:style-name="ro1">
          <table:table-cell table:formula="of:=[.A330]+1" office:value-type="float" office:value="331" calcext:value-type="float">
            <text:p>331</text:p>
          </table:table-cell>
          <table:table-cell office:value-type="string" calcext:value-type="string">
            <text:p>Union 7.png</text:p>
          </table:table-cell>
        </table:table-row>
        <table:table-row table:style-name="ro1">
          <table:table-cell table:formula="of:=[.A331]+1" office:value-type="float" office:value="332" calcext:value-type="float">
            <text:p>332</text:p>
          </table:table-cell>
          <table:table-cell office:value-type="string" calcext:value-type="string">
            <text:p>Union 8.png</text:p>
          </table:table-cell>
        </table:table-row>
        <table:table-row table:style-name="ro1">
          <table:table-cell table:formula="of:=[.A332]+1" office:value-type="float" office:value="333" calcext:value-type="float">
            <text:p>333</text:p>
          </table:table-cell>
          <table:table-cell office:value-type="string" calcext:value-type="string">
            <text:p>Union 9.png</text:p>
          </table:table-cell>
        </table:table-row>
        <table:table-row table:style-name="ro1">
          <table:table-cell table:formula="of:=[.A333]+1" office:value-type="float" office:value="334" calcext:value-type="float">
            <text:p>334</text:p>
          </table:table-cell>
          <table:table-cell office:value-type="string" calcext:value-type="string">
            <text:p>Union-Card-1.png</text:p>
          </table:table-cell>
        </table:table-row>
        <table:table-row table:style-name="ro1">
          <table:table-cell table:formula="of:=[.A334]+1" office:value-type="float" office:value="335" calcext:value-type="float">
            <text:p>335</text:p>
          </table:table-cell>
          <table:table-cell office:value-type="string" calcext:value-type="string">
            <text:p>Union-Card-2.png</text:p>
          </table:table-cell>
        </table:table-row>
        <table:table-row table:style-name="ro1">
          <table:table-cell table:formula="of:=[.A335]+1" office:value-type="float" office:value="336" calcext:value-type="float">
            <text:p>336</text:p>
          </table:table-cell>
          <table:table-cell office:value-type="string" calcext:value-type="string">
            <text:p>Union-Card-3.png</text:p>
          </table:table-cell>
        </table:table-row>
        <table:table-row table:style-name="ro1">
          <table:table-cell table:formula="of:=[.A336]+1" office:value-type="float" office:value="337" calcext:value-type="float">
            <text:p>337</text:p>
          </table:table-cell>
          <table:table-cell office:value-type="string" calcext:value-type="string">
            <text:p>Union-Card-4.png</text:p>
          </table:table-cell>
        </table:table-row>
        <table:table-row table:style-name="ro1">
          <table:table-cell table:formula="of:=[.A337]+1" office:value-type="float" office:value="338" calcext:value-type="float">
            <text:p>338</text:p>
          </table:table-cell>
          <table:table-cell office:value-type="string" calcext:value-type="string">
            <text:p>Union-Card-5.png</text:p>
          </table:table-cell>
        </table:table-row>
        <table:table-row table:style-name="ro1">
          <table:table-cell table:formula="of:=[.A338]+1" office:value-type="float" office:value="339" calcext:value-type="float">
            <text:p>339</text:p>
          </table:table-cell>
          <table:table-cell office:value-type="string" calcext:value-type="string">
            <text:p>Union-Card-Back.png</text:p>
          </table:table-cell>
        </table:table-row>
        <table:table-row table:style-name="ro1">
          <table:table-cell table:formula="of:=[.A339]+1" office:value-type="float" office:value="340" calcext:value-type="float">
            <text:p>340</text:p>
          </table:table-cell>
          <table:table-cell office:value-type="string" calcext:value-type="string">
            <text:p>Union-Cards.png</text:p>
          </table:table-cell>
        </table:table-row>
        <table:table-row table:style-name="ro1">
          <table:table-cell table:formula="of:=[.A340]+1" office:value-type="float" office:value="341" calcext:value-type="float">
            <text:p>341</text:p>
          </table:table-cell>
          <table:table-cell office:value-type="string" calcext:value-type="string">
            <text:p>Union Entrenchment 40.png</text:p>
          </table:table-cell>
        </table:table-row>
        <table:table-row table:style-name="ro1">
          <table:table-cell table:formula="of:=[.A341]+1" office:value-type="float" office:value="342" calcext:value-type="float">
            <text:p>342</text:p>
          </table:table-cell>
          <table:table-cell office:value-type="string" calcext:value-type="string">
            <text:p>Union Entrenchment Small.png</text:p>
          </table:table-cell>
        </table:table-row>
        <table:table-row table:style-name="ro1">
          <table:table-cell table:formula="of:=[.A342]+1" office:value-type="float" office:value="343" calcext:value-type="float">
            <text:p>343</text:p>
          </table:table-cell>
          <table:table-cell office:value-type="string" calcext:value-type="string">
            <text:p>Union-Fort-Construction1.png</text:p>
          </table:table-cell>
        </table:table-row>
        <table:table-row table:style-name="ro1">
          <table:table-cell table:formula="of:=[.A343]+1" office:value-type="float" office:value="344" calcext:value-type="float">
            <text:p>344</text:p>
          </table:table-cell>
          <table:table-cell office:value-type="string" calcext:value-type="string">
            <text:p>Union-Fort-Construction2.png</text:p>
          </table:table-cell>
        </table:table-row>
        <table:table-row table:style-name="ro1">
          <table:table-cell table:formula="of:=[.A344]+1" office:value-type="float" office:value="345" calcext:value-type="float">
            <text:p>345</text:p>
          </table:table-cell>
          <table:table-cell office:value-type="string" calcext:value-type="string">
            <text:p>Union-Fort-Construction3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9T20:45:19.419908195</dc:date>
    <meta:editing-duration>PT1M56S</meta:editing-duration>
    <meta:editing-cycles>1</meta:editing-cycles>
    <meta:document-statistic meta:table-count="1" meta:cell-count="690" meta:object-count="0"/>
    <meta:generator>LibreOffice/24.2.6.2$Linux_X86_64 LibreOffice_project/420$Build-2</meta:generator>
  </office:meta>
</office:document-meta>
</file>